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fo:padding="0.0201in" fo:border="0.06pt solid #000000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padding="0.0201in" fo:border="0.06pt solid #000000" style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1T08:05:02.100730643</dc:date>
    <meta:editing-duration>PT2M34S</meta:editing-duration>
    <meta:editing-cycles>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